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3784.60412394623" calcext:value-type="float">
            <text:p>3784.604123946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9800" calcext:value-type="float">
            <text:p>9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;[.K89];[.K90])" office:value-type="float" office:value="136800" calcext:value-type="float">
            <text:p>136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3750" calcext:value-type="float">
            <text:p>37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;[.H116])+5000" office:value-type="float" office:value="127300" calcext:value-type="float">
            <text:p>12730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9499.99999999999" calcext:value-type="float">
            <text:p>9500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11850" calcext:value-type="float">
            <text:p>11850</text:p>
          </table:table-cell>
          <table:table-cell table:number-columns-repeated="3"/>
          <table:table-cell table:formula="of:=SUM([.H25];[.H55];[.H82];[.H110])" office:value-type="float" office:value="6084.00888585099" calcext:value-type="float">
            <text:p>6084.008885851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4100" calcext:value-type="float">
            <text:p>4100</text:p>
          </table:table-cell>
          <table:table-cell table:number-columns-repeated="3"/>
          <table:table-cell table:formula="of:=SUM([.H26];[.H56];[.H83];[.H111])" office:value-type="float" office:value="4366.13921166553" calcext:value-type="float">
            <text:p>4366.1392116655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ce22" office:value-type="float" office:value="2600" calcext:value-type="float">
            <text:p>26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600" calcext:value-type="float">
            <text:p>160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table:number-columns-repeated="2"/>
          <table:table-cell table:style-name="ce17" table:formula="of:=SUM([.B88:.F88])" office:value-type="float" office:value="22200" calcext:value-type="float">
            <text:p>22200</text:p>
          </table:table-cell>
          <table:table-cell table:style-name="ce23" table:formula="of:=SUM([.B116];[.D116];[.E116];[.F116])" office:value-type="float" office:value="655.681818181818" calcext:value-type="float">
            <text:p>655.681818181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C116];[.E116];[.F116])" office:value-type="float" office:value="295.833333333333" calcext:value-type="float">
            <text:p>295.8333333333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C116:.F116])" office:value-type="float" office:value="633.333333333333" calcext:value-type="float">
            <text:p>633.333333333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C116];[.E116];[.F116])" office:value-type="float" office:value="295.833333333333" calcext:value-type="float">
            <text:p>295.8333333333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3" office:value-type="string" calcext:value-type="string">
            <text:p>-Areg</text:p>
          </table:table-cell>
          <table:table-cell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 table:number-columns-repeated="4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6:.F116])" office:value-type="float" office:value="337.5" calcext:value-type="float">
            <text:p>337.5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951.515151515152" calcext:value-type="float">
            <text:p>951.5151515152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2" office:value-type="float" office:value="318.181818181818" calcext:value-type="float">
            <text:p>318.1818181818</text:p>
          </table:table-cell>
          <table:table-cell table:style-name="ce17" table:formula="of:=[.C88]/24" office:value-type="float" office:value="295.833333333333" calcext:value-type="float">
            <text:p>295.8333333333</text:p>
          </table:table-cell>
          <table:table-cell table:style-name="ce17" table:formula="of:=[.D88]/24" office:value-type="float" office:value="337.5" calcext:value-type="float">
            <text:p>337.5</text:p>
          </table:table-cell>
          <table:table-cell table:style-name="ce17" table:formula="of:=[.E88]/20" office:value-type="float" office:value="0" calcext:value-type="float">
            <text:p>0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22200" calcext:value-type="float">
            <text:p>222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0:13:45.570474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3T11:02:32.630897461</dc:date>
    <meta:editing-duration>P4DT1H45M22S</meta:editing-duration>
    <meta:editing-cycles>1728</meta:editing-cycles>
    <meta:generator>LibreOffice/4.2.8.2$Linux_X86_64 LibreOffice_project/420m0$Build-2</meta:generator>
    <meta:document-statistic meta:table-count="11" meta:cell-count="4102" meta:object-count="0"/>
  </office:meta>
</office:document-meta>
</file>